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8.1861in" fo:margin-left="-0.3472in" fo:margin-top="0in" fo:margin-bottom="0in" table:align="left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7.184in"/>
    </style:style>
    <style:style style:name="Table1.1" style:family="table-row">
      <style:table-row-properties style:min-row-height="0.4361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2549in" fo:keep-together="auto"/>
    </style:style>
    <style:style style:name="Table1.3" style:family="table-row">
      <style:table-row-properties style:min-row-height="1.7583in" fo:keep-together="auto"/>
    </style:style>
    <style:style style:name="Table1.4" style:family="table-row">
      <style:table-row-properties style:min-row-height="0.7403in" fo:keep-together="auto"/>
    </style:style>
    <style:style style:name="Table1.5" style:family="table-row">
      <style:table-row-properties style:min-row-height="0.5757in" fo:keep-together="auto"/>
    </style:style>
    <style:style style:name="Table1.6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Roboto1" officeooo:paragraph-rsid="0062b64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9d313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b0480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normal" fo:font-weight="normal" officeooo:rsid="0064477c" officeooo:paragraph-rsid="006447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64cf17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fo:font-style="normal" officeooo:paragraph-rsid="0064cf17" style:font-style-asian="normal" style:font-style-complex="normal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8pt" fo:font-style="normal" officeooo:rsid="0048f0e9" officeooo:paragraph-rsid="0048f0e9" style:font-name-asian="Roboto2" style:font-size-asian="8pt" style:font-style-asian="normal" style:font-name-complex="Roboto2" style:font-size-complex="8pt" style:font-style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48f0e9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officeooo:paragraph-rsid="0048f0e9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20" style:family="paragraph" style:parent-style-name="Horizontal_20_Line" style:master-page-name="">
      <loext:graphic-properties draw:fill="none"/>
      <style:paragraph-properties fo:margin-left="0in" fo:margin-right="-1in" fo:margin-top="0in" fo:margin-bottom="0.1965in" loext:contextual-spacing="false" fo:line-height="115%" fo:text-indent="-1in" style:auto-text-indent="false" style:page-number="auto" fo:background-color="transparent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style:font-name="Roboto1"/>
    </style:style>
    <style:style style:name="P21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4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P25" style:family="paragraph" style:parent-style-name="Standard" style:list-style-name="WWNum2">
      <style:paragraph-properties fo:line-height="100%" fo:orphans="0" fo:widows="0"/>
      <style:text-properties officeooo:paragraph-rsid="0052add7"/>
    </style:style>
    <style:style style:name="P26" style:family="paragraph" style:parent-style-name="Standard" style:list-style-name="L2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2bbf7e" style:font-name-asian="Roboto2" style:font-size-asian="10pt" style:font-name-complex="Roboto2" style:font-size-complex="10pt"/>
    </style:style>
    <style:style style:name="P28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29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orphans="0" fo:widows="0" fo:padding="0in" fo:border="none"/>
      <style:text-properties style:font-name="Roboto1" fo:font-size="8pt" fo:font-style="normal" officeooo:rsid="0048f0e9" officeooo:paragraph-rsid="0048f0e9" style:font-name-asian="Roboto2" style:font-size-asian="8pt" style:font-style-asian="normal" style:font-name-complex="Roboto2" style:font-size-complex="8pt" style:font-style-complex="normal"/>
    </style:style>
    <style:style style:name="P30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1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32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3" style:family="paragraph" style:parent-style-name="Standard" style:list-style-name="WWNum5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4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0b851" officeooo:paragraph-rsid="0036f307" style:font-name-asian="Roboto2" style:font-size-asian="10pt" style:font-name-complex="Roboto2" style:font-size-complex="10pt"/>
    </style:style>
    <style:style style:name="P35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a210e" officeooo:paragraph-rsid="003a210e" style:font-name-asian="Roboto2" style:font-size-asian="10pt" style:font-name-complex="Roboto2" style:font-size-complex="10pt"/>
    </style:style>
    <style:style style:name="P36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477c" officeooo:paragraph-rsid="0064477c" style:font-name-asian="Roboto2" style:font-size-asian="10pt" style:font-weight-asian="normal" style:font-name-complex="Roboto2" style:font-size-complex="10pt" style:font-weight-complex="normal"/>
    </style:style>
    <style:style style:name="P37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cf17" officeooo:paragraph-rsid="0064cf17" style:font-name-asian="Roboto2" style:font-size-asian="10pt" style:font-weight-asian="normal" style:font-name-complex="Roboto2" style:font-size-complex="10pt" style:font-weight-complex="normal"/>
    </style:style>
    <style:style style:name="P38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paragraph-rsid="0079d313" style:font-name-asian="Roboto2" style:font-size-asian="10pt" style:font-weight-asian="normal" style:font-name-complex="Roboto2" style:font-size-complex="10pt" style:font-weight-complex="normal"/>
    </style:style>
    <style:style style:name="P39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officeooo:paragraph-rsid="004ce4bf"/>
    </style:style>
    <style:style style:name="P4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normal" officeooo:rsid="0073750e" officeooo:paragraph-rsid="0064cf17" style:font-name-asian="Roboto2" style:font-size-asian="10pt" style:font-style-asian="normal" style:font-name-complex="Roboto2" style:font-size-complex="10pt" style:font-style-complex="normal"/>
    </style:style>
    <style:style style:name="P4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64477c" style:font-name-asian="Roboto2" style:font-size-asian="10pt" style:font-weight-asian="bold" style:font-name-complex="Roboto2" style:font-size-complex="10pt" style:font-weight-complex="bold"/>
    </style:style>
    <style:style style:name="P4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43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4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4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rsid="003a210e" officeooo:paragraph-rsid="003a210e" style:font-name-asian="Roboto2" style:font-size-asian="10pt" style:font-name-complex="Roboto2" style:font-size-complex="10pt"/>
    </style:style>
    <style:style style:name="P46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normal" officeooo:paragraph-rsid="0079d313" style:font-name-asian="Roboto2" style:font-size-asian="10pt" style:font-weight-asian="normal" style:font-name-complex="Roboto2" style:font-size-complex="10pt" style:font-weight-complex="normal"/>
    </style:style>
    <style:style style:name="P47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4ce4bf"/>
    </style:style>
    <style:style style:name="T1" style:family="text">
      <style:text-properties officeooo:rsid="0018e3ba"/>
    </style:style>
    <style:style style:name="T2" style:family="text">
      <style:text-properties officeooo:rsid="0024d20e"/>
    </style:style>
    <style:style style:name="T3" style:family="text">
      <style:text-properties officeooo:rsid="002bbf7e"/>
    </style:style>
    <style:style style:name="T4" style:family="text">
      <style:text-properties officeooo:rsid="0032e007"/>
    </style:style>
    <style:style style:name="T5" style:family="text">
      <style:text-properties officeooo:rsid="0036f307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e1397" style:font-weight-asian="bold"/>
    </style:style>
    <style:style style:name="T8" style:family="text">
      <style:text-properties fo:font-weight="bold" officeooo:rsid="003eb71a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fbdae" style:font-weight-asian="bold" style:font-weight-complex="bold"/>
    </style:style>
    <style:style style:name="T11" style:family="text">
      <style:text-properties officeooo:rsid="003bb8a8"/>
    </style:style>
    <style:style style:name="T12" style:family="text">
      <style:text-properties officeooo:rsid="003eb71a"/>
    </style:style>
    <style:style style:name="T13" style:family="text">
      <style:text-properties fo:font-size="10pt" style:font-name-asian="Roboto2" style:font-size-asian="10pt" style:font-name-complex="Roboto2" style:font-size-complex="10pt"/>
    </style:style>
    <style:style style:name="T14" style:family="text">
      <style:text-properties fo:font-size="10pt" officeooo:rsid="0018e3ba" style:font-name-asian="Roboto2" style:font-size-asian="10pt" style:font-name-complex="Roboto2" style:font-size-complex="10pt"/>
    </style:style>
    <style:style style:name="T15" style:family="text">
      <style:text-properties fo:font-size="10pt" officeooo:rsid="004ce4bf" style:font-name-asian="Roboto2" style:font-size-asian="10pt" style:font-name-complex="Roboto2" style:font-size-complex="10pt"/>
    </style:style>
    <style:style style:name="T16" style:family="text">
      <style:text-properties fo:font-size="10pt" officeooo:rsid="005d3bed" style:font-name-asian="Roboto2" style:font-size-asian="10pt" style:font-name-complex="Roboto2" style:font-size-complex="10pt"/>
    </style:style>
    <style:style style:name="T1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officeooo:rsid="00277799" style:font-name-asian="Roboto2" style:font-size-asian="10pt" style:font-style-asian="italic" style:font-name-complex="Roboto2" style:font-size-complex="10pt"/>
    </style:style>
    <style:style style:name="T23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5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7b02e2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8" style:family="text">
      <style:text-properties officeooo:rsid="00438993"/>
    </style:style>
    <style:style style:name="T29" style:family="text">
      <style:text-properties style:font-name="Roboto1" fo:font-size="10pt" style:font-name-asian="Roboto2" style:font-size-asian="10pt" style:font-name-complex="Roboto2" style:font-size-complex="10pt"/>
    </style:style>
    <style:style style:name="T30" style:family="text">
      <style:text-properties style:font-name="Roboto1" fo:font-size="10pt" officeooo:rsid="0046fcf4" style:font-name-asian="Roboto2" style:font-size-asian="10pt" style:font-name-complex="Roboto2" style:font-size-complex="10pt"/>
    </style:style>
    <style:style style:name="T31" style:family="text">
      <style:text-properties style:font-name="Roboto1" fo:font-size="10pt" officeooo:rsid="005d3bed" style:font-name-asian="Roboto2" style:font-size-asian="10pt" style:font-name-complex="Roboto2" style:font-size-complex="10pt"/>
    </style:style>
    <style:style style:name="T32" style:family="text">
      <style:text-properties style:font-name="Roboto1" fo:font-size="10pt" officeooo:rsid="0044bcfd" style:font-name-asian="Roboto2" style:font-size-asian="10pt" style:font-name-complex="Roboto2" style:font-size-complex="10pt"/>
    </style:style>
    <style:style style:name="T33" style:family="text">
      <style:text-properties style:font-name="Roboto1" fo:font-size="10pt" officeooo:rsid="003ad5f5" style:font-name-asian="Roboto2" style:font-size-asian="10pt" style:font-name-complex="Roboto2" style:font-size-complex="10pt"/>
    </style:style>
    <style:style style:name="T34" style:family="text">
      <style:text-properties style:font-name="Roboto1" fo:font-size="10pt" officeooo:rsid="0073750e" style:font-name-asian="Roboto2" style:font-size-asian="10pt" style:font-name-complex="Roboto2" style:font-size-complex="10pt"/>
    </style:style>
    <style:style style:name="T35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6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7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8" style:family="text">
      <style:text-properties fo:font-weight="normal" officeooo:rsid="005fbdae" style:font-weight-asian="normal" style:font-weight-complex="normal"/>
    </style:style>
    <style:style style:name="T39" style:family="text">
      <style:text-properties fo:font-style="italic" fo:font-weight="bold" officeooo:rsid="005fbdae" style:font-style-asian="italic" style:font-weight-asian="bold" style:font-style-complex="italic" style:font-weight-complex="bold"/>
    </style:style>
    <style:style style:name="T40" style:family="text">
      <style:text-properties officeooo:rsid="0060ff9f"/>
    </style:style>
    <style:style style:name="T41" style:family="text">
      <style:text-properties officeooo:rsid="006864e5"/>
    </style:style>
    <style:style style:name="T42" style:family="text">
      <style:text-properties officeooo:rsid="00699e9e"/>
    </style:style>
    <style:style style:name="T43" style:family="text">
      <style:text-properties officeooo:rsid="006e98b2"/>
    </style:style>
    <style:style style:name="T44" style:family="text">
      <style:text-properties officeooo:rsid="0073750e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ICHARD S. ZHU</text:p>
      <text:p text:style-name="P2"><text:span text:style-name="T13">rszhu@berkeley.edu </text:span><text:span text:style-name="T17">•</text:span><text:span text:style-name="T13"> 858-371-8838 </text:span></text:p>
      <text:p text:style-name="P21"><text:span text:style-name="T13">linkedin.com/in/rszhu </text:span><text:span text:style-name="T17">•</text:span><text:span text:style-name="T13"> github.com/richardszhu 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EDUCATION</text:p>
          </table:table-cell>
          <table:table-cell table:style-name="Table1.A1" office:value-type="string">
            <text:p text:style-name="P17"><text:span text:style-name="T17">University of California, Berkeley </text:span><text:span text:style-name="T27">(GPA: n/a)</text:span><text:span text:style-name="T25"> </text:span><text:span text:style-name="T17"><text:s text:c="59"/></text:span><text:span text:style-name="T20"><text:s text:c="45"/></text:span><text:span text:style-name="T13">Berkeley, CA</text:span><text:span text:style-name="T17"> <text:s text:c="81"/></text:span></text:p>
            <text:p text:style-name="P18"><text:span text:style-name="T25">B.A. Computer Science</text:span><text:span text:style-name="T18"> </text:span><text:span text:style-name="T25"><text:s/></text:span><text:span text:style-name="T13"><text:s text:c="118"/></text:span><text:span text:style-name="T21">August 2019 — May 2023 <text:s text:c="14"/></text:span></text:p>
            <text:p text:style-name="P15">Relevant Coursework: </text:p>
            <text:list xml:id="list2052100926" text:style-name="L1">
              <text:list-item>
                <text:p text:style-name="P29">Structure and Interpretation of Computer Programs, Designing Information Devices and System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23">SKILLS</text:p>
          </table:table-cell>
          <table:table-cell table:style-name="Table1.A1" office:value-type="string">
            <text:p text:style-name="P19"><text:span text:style-name="T39">Languages:</text:span><text:span text:style-name="T10"> </text:span>Python, Java, SQL, JavaScript, HTML/CSS</text:p>
            <text:p text:style-name="P16"><text:span text:style-name="T39">Frameworks/Technologies:</text:span><text:span text:style-name="T10"> </text:span><text:span text:style-name="T38">Git, </text:span>Linux (Ubuntu), Android, <text:span text:style-name="T40">NumPy</text:span></text:p>
          </table:table-cell>
        </table:table-row>
        <table:table-row table:style-name="Table1.3">
          <table:table-cell table:style-name="Table1.A1" office:value-type="string">
            <text:p text:style-name="P4">PROJECTS</text:p>
          </table:table-cell>
          <table:table-cell table:style-name="Table1.A1" office:value-type="string">
            <text:p text:style-name="P13"><text:span text:style-name="T35">Bomberman Remastered </text:span><text:span text:style-name="T36">(Java, </text:span><text:span text:style-name="T37">GitHub</text:span><text:span text:style-name="T36">)</text:span></text:p>
            <text:p text:style-name="P14"><text:span text:style-name="T34">I</text:span><text:span text:style-name="T29">mproved remake of the classic </text:span><text:span text:style-name="T32">video</text:span><text:span text:style-name="T29"> game Bomberman </text:span><text:span text:style-name="T33">that </text:span><text:span text:style-name="T29">can be played on modern devices</text:span></text:p>
            <text:list xml:id="list1769058224" text:style-name="WWNum2">
              <text:list-item>
                <text:p text:style-name="P31">Added <text:span text:style-name="T12">an all-</text:span>new <text:span text:style-name="T12">local </text:span>multiplayer mode, including <text:span text:style-name="T12">dynamic player vs. player gameplay and</text:span> a <text:span text:style-name="T1">reworked</text:span> <text:span text:style-name="T12">keyboard </text:span>control system</text:p>
              </text:list-item>
              <text:list-item>
                <text:p text:style-name="P30">Utilized the Java Swing Toolkit to update <text:span text:style-name="T1">graphical textures and construct a window-based GUI</text:span></text:p>
              </text:list-item>
            </text:list>
            <text:p text:style-name="P44"/>
            <text:p text:style-name="P11"><text:span text:style-name="T8">Smart </text:span><text:span text:style-name="T7">Typing Practice Program</text:span><text:span text:style-name="T6"> </text:span><text:span text:style-name="T9">(Python)</text:span></text:p>
            <text:p text:style-name="P40">Interactive typing program which calculates typing speed and accuracy with every keystroke</text:p>
            <text:list xml:id="list163520520319234" text:continue-numbering="true" text:style-name="WWNum2">
              <text:list-item>
                <text:p text:style-name="P34"><text:span text:style-name="T5">Implemented s</text:span>mart <text:span text:style-name="T5">a</text:span>utocorrect <text:span text:style-name="T5">feature, which compares typed input to a container of correct words, determines degree of similarity, and determines whether to replace the input</text:span></text:p>
              </text:list-item>
              <text:list-item>
                <text:p text:style-name="P35">Set up communication of clientside information to game servers for multiplayer integration</text:p>
              </text:list-item>
            </text:list>
            <text:p text:style-name="P45"/>
            <text:p text:style-name="P41">Final Grade Calculator (Python)</text:p>
            <text:p text:style-name="P12"><text:span text:style-name="T44">Fi</text:span>nal grade calculator <text:span text:style-name="T43">script </text:span>that <text:span text:style-name="T42">takes</text:span> weighted categories and point totals <text:span text:style-name="T42">into consideration</text:span></text:p>
            <text:list xml:id="list163520826207062" text:continue-numbering="true" text:style-name="WWNum2">
              <text:list-item>
                <text:p text:style-name="P36">Constructed algorithm <text:span text:style-name="T43">which computes a needed final exam score based off of a user’s desired class grade</text:span></text:p>
              </text:list-item>
              <text:list-item>
                <text:p text:style-name="P37">Tailored to accomodate <text:span text:style-name="T41">grade systems</text:span> where final is not in a seperate category (Unlike RogerHub’s)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5">ACTIVITIES</text:p>
          </table:table-cell>
          <table:table-cell table:style-name="Table1.A1" office:value-type="string">
            <text:p text:style-name="P9"><text:span text:style-name="T17">UC Berkeley Open Computing Facility (OCF)</text:span><text:span text:style-name="T13"> <text:s text:c="80"/></text:span><text:span text:style-name="T21"><text:s text:c="8"/></text:span><text:span text:style-name="T13"><text:s text:c="16"/></text:span><text:span text:style-name="T14">B</text:span><text:span text:style-name="T13">erkeley, CA </text:span></text:p>
            <text:p text:style-name="P9"><text:span text:style-name="T23">Staff Member <text:s/></text:span><text:span text:style-name="T13"><text:s text:c="121"/></text:span><text:span text:style-name="T21"><text:s text:c="9"/></text:span><text:span text:style-name="T13"><text:s text:c="2"/></text:span><text:span text:style-name="T21">September 2019 — Present</text:span></text:p>
            <text:list xml:id="list2685849830" text:style-name="WWNum3">
              <text:list-item>
                <text:p text:style-name="P38">Contributed to codebase of ocfweb, the OCF web page, which handles password resets, account creation, dynamic lab usage statistics, and more</text:p>
                <text:p text:style-name="P46"/>
              </text:list-item>
            </text:list>
            <text:p text:style-name="P7"><text:span text:style-name="T17">Catalyst for Success <text:s text:c="142"/></text:span><text:span text:style-name="T13">San Diego, CA</text:span></text:p>
            <text:p text:style-name="P8"><text:span text:style-name="T23">Treasurer <text:s/></text:span><text:span text:style-name="T13"><text:s text:c="116"/></text:span><text:span text:style-name="T21"><text:s text:c="9"/></text:span><text:span text:style-name="T13"><text:s text:c="6"/></text:span><text:span text:style-name="T21">September 2017 — August 2019</text:span></text:p>
            <text:list xml:id="list163520498728640" text:continue-list="list163520826207062" text:style-name="WWNum2">
              <text:list-item>
                <text:p text:style-name="P30">Worked with library officials to run a weekly program teaching programming and circuitry to <text:span text:style-name="T2">over 250</text:span> local students (Python, Arduino, Javascript)</text:p>
              </text:list-item>
              <text:list-item>
                <text:p text:style-name="P25"><text:span text:style-name="T29">Oversaw the organization’s finances, </text:span><text:span text:style-name="T30">raising $3</text:span><text:span text:style-name="T31">17</text:span><text:span text:style-name="T30">.00 for new suppli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6">EXPERIENCE</text:p>
          </table:table-cell>
          <table:table-cell table:style-name="Table1.A1" office:value-type="string">
            <text:list xml:id="list163521029269656" text:continue-list="list2685849830" text:style-name="WWNum3">
              <text:list-header>
                <text:p text:style-name="P43"><office:annotation office:name="__Annotation__49_1791285107"><dc:creator>Richard Z</dc:creator><dc:date>2019-09-24T07:20:00</dc:date><text:p><text:span text:style-name="T45">haven't actually done this lol</text:span></text:p></office:annotation><text:span text:style-name="T17">Gateways Summer School <text:s text:c="2"/></text:span><text:span text:style-name="T13"><text:s text:c="131"/>San Diego, CA</text:span></text:p>
              </text:list-header>
            </text:list>
            <text:p text:style-name="P7"><text:span text:style-name="T23">Teaching Aide <text:s text:c="137"/>July</text:span><text:span text:style-name="T21"> 2018 — August 2018</text:span><text:span text:style-name="T13"> <text:s text:c="43"/></text:span></text:p>
            <text:list xml:id="list163519559566395" text:continue-numbering="true" text:style-name="WWNum3">
              <text:list-item>
                <text:p text:style-name="P32">A<text:span text:style-name="T11">ided</text:span> Architecture <text:span text:style-name="T28">&amp; </text:span>Engineering teacher <text:span text:style-name="T4">with giving lessons and mentoring students</text:span></text:p>
              </text:list-item>
              <text:list-item>
                <text:p text:style-name="P39"><text:span text:style-name="T15">Guided </text:span><text:span text:style-name="T16">30</text:span><text:span text:style-name="T15"> students on their projects and supervised them during break, learning, and work times</text:span></text:p>
                <text:p text:style-name="P47"><text:span text:style-name="T15"/></text:p>
              </text:list-item>
            </text:list>
            <text:p text:style-name="P10"><text:span text:style-name="T17">Online Clothing Page <text:s text:c="140"/></text:span><text:span text:style-name="T25"><text:s/></text:span><text:span text:style-name="T26">San Diego, CA</text:span><text:span text:style-name="T17"> <text:s text:c="27"/></text:span></text:p>
            <text:p text:style-name="P10"><text:span text:style-name="T24">Self Employed</text:span><text:span text:style-name="T19"> <text:s text:c="12"/></text:span><text:span text:style-name="T17"><text:s text:c="52"/></text:span><text:span text:style-name="T21"><text:s text:c="69"/>January 2018 — Ju</text:span><text:span text:style-name="T22">ne</text:span><text:span text:style-name="T21"> 2019</text:span></text:p>
            <text:list xml:id="list2109437811" text:style-name="L2">
              <text:list-item>
                <text:p text:style-name="P26">Sold, packaged, and shipped clothing, cosmetics, books, and other items through an online webpage, with over 85 transactions totalling a revenue of $2,237.35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3">OTHER</text:p>
          </table:table-cell>
          <table:table-cell table:style-name="Table1.A1" office:value-type="string">
            <text:p text:style-name="P42">Awards</text:p>
            <text:list xml:id="list149556119" text:style-name="WWNum5">
              <text:list-item>
                <text:p text:style-name="P27">Intuit George A. Hansen Scholar <text:span text:style-name="T3">for Computer Science</text:span></text:p>
              </text:list-item>
              <text:list-item>
                <text:p text:style-name="P33">San Diego Fraternity of Academic and Civic Excellenc<text:span text:style-name="T3">e Selectant</text:span></text:p>
              </text:list-item>
              <text:list-item>
                <text:p text:style-name="P28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3T16:35:19.009797277</dc:date>
    <meta:editing-duration>PT8H8M10S</meta:editing-duration>
    <meta:editing-cycles>81</meta:editing-cycles>
    <meta:document-statistic meta:table-count="1" meta:image-count="0" meta:object-count="0" meta:page-count="1" meta:paragraph-count="47" meta:word-count="402" meta:character-count="4178" meta:non-whitespace-character-count="2384"/>
  </office:meta>
</office:document-meta>
</file>